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5af8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paragraph-rsid="0015af8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paragraph-rsid="0015af8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5af8e" officeooo:paragraph-rsid="0015af8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61ef1" officeooo:paragraph-rsid="00161ef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71279" officeooo:paragraph-rsid="00171279" style:font-weight-asian="normal" style:font-weight-complex="normal"/>
    </style:style>
    <style:style style:name="T1" style:family="text">
      <style:text-properties officeooo:rsid="0015af8e"/>
    </style:style>
    <style:style style:name="T2" style:family="text">
      <style:text-properties officeooo:rsid="00161ef1"/>
    </style:style>
    <style:style style:name="T3" style:family="text">
      <style:text-properties officeooo:rsid="00171279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paceCobot Operation Steps</text:span></text:p>
      <text:p text:style-name="P3"/>
      <text:p text:style-name="P4">Check all the connections: </text:p>
      <text:p text:style-name="P4"><text:tab/><text:tab/> <text:s/>1) Motor ESCs connected to pixhawk with signal on the bottom pin. </text:p>
      <text:p text:style-name="P4"><text:tab/><text:tab/> <text:s/>2) Power cable to raspberry pi connected to 2nd GPIO pin of the second row.</text:p>
      <text:p text:style-name="P4"><text:tab/><text:tab/> <text:s/>3) Raspi not connected to any other power source </text:p>
      <text:p text:style-name="P4"><text:tab/><text:tab/> <text:s/>4) Reciever connected</text:p>
      <text:p text:style-name="P4"><text:tab/><text:tab/> <text:s/>5) Arming switch connected</text:p>
      <text:p text:style-name="P4"><text:tab/><text:tab/> <text:s/>6) Micro USB cable from pixawk to raspi</text:p>
      <text:p text:style-name="P6"><text:tab/><text:tab/> 7) Goggles on your face and gloves on your hand </text:p>
      <text:p text:style-name="P4"><text:tab/><text:tab/></text:p>
      <text:p text:style-name="P4"/>
      <text:p text:style-name="P4">Propeller mounted securely to the motors</text:p>
      <text:p text:style-name="P4"/>
      <text:p text:style-name="P5">Switch on the wifi. </text:p>
      <text:p text:style-name="P4"/>
      <text:p text:style-name="P4">Plug in the battery. <text:span text:style-name="T3">IF arming switch is already armed (flickering in tones of two) DISARM IT. <text:s/></text:span></text:p>
      <text:p text:style-name="P4"/>
      <text:p text:style-name="P4">Switch on the transmitter pressing the binding switch so as to bind it with the reciever. <text:span text:style-name="T2">Keep the transmitter within your arms' reach.</text:span></text:p>
      <text:p text:style-name="P4"/>
      <text:p text:style-name="P5">SSH into raspberry pi. Open at least four terminals.</text:p>
      <text:p text:style-name="P5"/>
      <text:p text:style-name="P5">Start MAROS: - $ roslaunch <text:s/>mavros px4.launch</text:p>
      <text:p text:style-name="P5">Start Nodes:- $ rosrun scobotros_alg scobotros_alg </text:p>
      <text:p text:style-name="P5">(run the first executable)</text:p>
      <text:p text:style-name="P5"/>
      <text:p text:style-name="P5">In a separate terminal check the rostopic : rostopic echo /important_values. This will print out all the important values required. <text:s/></text:p>
      <text:p text:style-name="P5">Check all the values expecially these:</text:p>
      <text:p text:style-name="P5"><text:tab/><text:tab/><text:tab/>1) Desired RPY </text:p>
      <text:p text:style-name="P5"><text:tab/><text:tab/><text:tab/>2) Desired Position</text:p>
      <text:p text:style-name="P5"><text:tab/><text:tab/><text:tab/>3) Attitude PIDs</text:p>
      <text:p text:style-name="P5"><text:tab/><text:tab/><text:tab/>4) Position PIDs</text:p>
      <text:p text:style-name="P5"><text:tab/><text:tab/><text:tab/>5) Intial RPMs</text:p>
      <text:p text:style-name="P5"><text:tab/><text:tab/><text:tab/>6) Desired angular velocity</text:p>
      <text:p text:style-name="P6"><text:tab/><text:tab/><text:tab/>7) Flight_Mode</text:p>
      <text:p text:style-name="P6">Record ROSBAG</text:p>
      <text:p text:style-name="P6">Record on Camera</text:p>
      <text:p text:style-name="P6"/>
      <text:p text:style-name="P6">Hold the Space Cobot and ARM the pixhawk. MOTORS SHOULD START MOVING.</text:p>
      <text:p text:style-name="P6"/>
      <text:p text:style-name="P6">Follow the task requirements prepared beforehand. </text:p>
      <text:p text:style-name="P6"><text:s/></text:p>
      <text:p text:style-name="P6"/>
      <text:p text:style-name="P6"/>
      <text:p text:style-name="P6"/>
      <text:p text:style-name="P6"/>
      <text:p text:style-name="P5"/>
      <text:p text:style-name="P5"/>
      <text:p text:style-name="P5"><text:s/></text:p>
      <text:p text:style-name="P5"/>
      <text:p text:style-name="P5"><text:soft-page-break/><text:s/></text:p>
      <text:p text:style-name="P4"/>
      <text:p text:style-name="P4"/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4:11:11.937562186</meta:creation-date>
    <meta:print-date>2018-05-16T14:44:28.287444171</meta:print-date>
    <dc:date>2018-05-16T14:47:08.373782252</dc:date>
    <meta:editing-duration>PT5M25S</meta:editing-duration>
    <meta:editing-cycles>1</meta:editing-cycles>
    <meta:document-statistic meta:table-count="0" meta:image-count="0" meta:object-count="0" meta:page-count="2" meta:paragraph-count="34" meta:word-count="214" meta:character-count="1335" meta:non-whitespace-character-count="1085"/>
    <meta:generator>LibreOffice/5.1.6.2$Linux_X86_64 LibreOffice_project/10m0$Build-2</meta:generator>
  </office:meta>
</office:document-meta>
</file>